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goingMockInjection.handleSp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goingMockInjection.tryPropertyOrField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.Mock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ngoingMockInjection.OngoingMockInjection( Field field , Object field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goingMockInjection.app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ngoingMockInjection.withMocks( Set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goingMockInjection.OngoingMockInjection( Set &lt; Field &gt; fields , Object field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njection.onField( Field field , Object of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.onFields( Set &lt; Field &gt; fields , Object of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goingMockInjection.tryConstructo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